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游ゴシック Light" svg:font-family="游ゴシック Light" style:font-family-generic="modern" style:font-pitch="variable" svg:panose-1="2 11 3 0 0 0 0 0 0 0"/>
    <style:font-face style:name="Yu Mincho" svg:font-family="Yu Mincho" style:font-family-generic="roman" style:font-pitch="variable"/>
  </office:font-face-decls>
  <office:automatic-styles>
    <style:style style:name="P1" style:parent-style-name="Normal" style:master-page-name="MP0" style:family="paragraph">
      <style:paragraph-properties fo:break-before="page"/>
    </style:style>
    <style:style style:name="P2" style:parent-style-name="TOC1" style:family="paragraph">
      <style:paragraph-properties>
        <style:tab-stops>
          <style:tab-stop style:type="right" style:leader-style="dotted" style:leader-text="." style:position="6.2611in"/>
        </style:tab-stops>
      </style:paragraph-properties>
    </style:style>
    <style:style style:name="P3" style:parent-style-name="TOC2" style:family="paragraph">
      <style:paragraph-properties>
        <style:tab-stops>
          <style:tab-stop style:type="right" style:leader-style="dotted" style:leader-text="." style:position="6.0944in"/>
        </style:tab-stops>
      </style:paragraph-properties>
    </style:style>
    <style:style style:name="P4" style:parent-style-name="TOC2" style:family="paragraph">
      <style:paragraph-properties>
        <style:tab-stops>
          <style:tab-stop style:type="right" style:leader-style="dotted" style:leader-text="." style:position="6.0944in"/>
        </style:tab-stops>
      </style:paragraph-properties>
    </style:style>
    <style:style style:name="P5" style:parent-style-name="TOC1" style:family="paragraph">
      <style:paragraph-properties>
        <style:tab-stops>
          <style:tab-stop style:type="right" style:leader-style="dotted" style:leader-text="." style:position="6.2611in"/>
        </style:tab-stops>
      </style:paragraph-properties>
    </style:style>
    <style:style style:name="P6" style:parent-style-name="TOC1" style:family="paragraph">
      <style:paragraph-properties>
        <style:tab-stops>
          <style:tab-stop style:type="right" style:leader-style="dotted" style:leader-text="." style:position="6.2611in"/>
        </style:tab-stops>
      </style:paragraph-properties>
    </style:style>
    <style:style style:name="P7" style:parent-style-name="Heading1" style:family="paragraph">
      <style:paragraph-properties fo:break-before="page"/>
    </style:style>
    <style:style style:name="P8" style:parent-style-name="Normal" style:family="paragraph">
      <style:paragraph-properties fo:margin-bottom="0.5715in" fo:margin-left="0.1666in" fo:margin-right="0.6131in">
        <style:tab-stops/>
      </style:paragraph-properties>
    </style:style>
    <style:style style:name="P9" style:parent-style-name="Normal" style:family="paragraph">
      <style:paragraph-properties fo:margin-bottom="0.5715in" fo:margin-left="0.1666in" fo:margin-right="0.6131in">
        <style:tab-stops/>
      </style:paragraph-properties>
    </style:style>
    <style:style style:name="P10" style:parent-style-name="Normal" style:family="paragraph">
      <style:paragraph-properties fo:margin-left="0.0048in" fo:margin-right="0.6131in">
        <style:tab-stops/>
      </style:paragraph-properties>
    </style:style>
    <style:style style:name="TableColumn12" style:family="table-column">
      <style:table-column-properties style:column-width="1.093in"/>
    </style:style>
    <style:style style:name="TableColumn13" style:family="table-column">
      <style:table-column-properties style:column-width="3.7673in"/>
    </style:style>
    <style:style style:name="Table11" style:family="table">
      <style:table-properties style:width="4.8604in" fo:margin-left="0.0048in" table:align="left"/>
    </style:style>
    <style:style style:name="TableRow14" style:family="table-row">
      <style:table-row-properties style:min-row-height="0.3618in"/>
    </style:style>
    <style:style style:name="TableCell15" style:family="table-cell">
      <style:table-cell-properties fo:border-top="0.0034in solid #000000" fo:border-left="0.0034in solid #000000" fo:border-bottom="0.0034in solid #000000" fo:border-right="none" style:writing-mode="lr-tb" style:vertical-align="middle" fo:padding-top="0.1277in" fo:padding-left="0.0548in" fo:padding-bottom="0.077in" fo:padding-right="0.0493in"/>
    </style:style>
    <style:style style:name="P16" style:parent-style-name="Normal" style:family="paragraph">
      <style:paragraph-properties fo:text-align="center" fo:margin-bottom="0in" fo:line-height="104%"/>
    </style:style>
    <style:style style:name="T17" style:parent-style-name="DefaultParagraphFont" style:family="text">
      <style:text-properties style:font-name-asian="Times New Roman" style:font-name-complex="Arial" fo:font-size="14pt" style:font-size-asian="14pt" style:language-asian="en" style:country-asian="GB"/>
    </style:style>
    <style:style style:name="TableCell18" style:family="table-cell">
      <style:table-cell-properties fo:border-top="0.0034in solid #000000" fo:border-left="none" fo:border-bottom="0.0034in solid #000000" fo:border-right="0.0034in solid #000000" style:writing-mode="lr-tb" style:vertical-align="middle" fo:padding-top="0.1277in" fo:padding-left="0.0548in" fo:padding-bottom="0.077in" fo:padding-right="0.0493in"/>
    </style:style>
    <style:style style:name="P19" style:parent-style-name="Normal" style:family="paragraph">
      <style:paragraph-properties fo:text-align="center" fo:margin-bottom="0in" fo:line-height="104%" fo:margin-right="0.0131in"/>
    </style:style>
    <style:style style:name="T20" style:parent-style-name="DefaultParagraphFont" style:family="text">
      <style:text-properties style:font-name-asian="Times New Roman" style:font-name-complex="Arial" fo:font-size="15pt" style:font-size-asian="15pt" style:language-asian="en" style:country-asian="GB"/>
    </style:style>
    <style:style style:name="TableRow21" style:family="table-row">
      <style:table-row-properties style:min-row-height="1.159in"/>
    </style:style>
    <style:style style:name="TableCell22" style:family="table-cell">
      <style:table-cell-properties fo:border="0.0034in solid #000000" style:writing-mode="lr-tb" fo:padding-top="0.1277in" fo:padding-left="0.0548in" fo:padding-bottom="0.077in" fo:padding-right="0.0493in"/>
    </style:style>
    <style:style style:name="P23" style:parent-style-name="Normal" style:family="paragraph">
      <style:paragraph-properties fo:text-align="center" fo:margin-bottom="0in" fo:line-height="104%" fo:margin-right="0.0104in"/>
      <style:text-properties style:font-name-asian="Times New Roman" style:font-name-complex="Arial" style:language-asian="en" style:country-asian="GB"/>
    </style:style>
    <style:style style:name="TableCell24" style:family="table-cell">
      <style:table-cell-properties fo:border="0.0034in solid #000000" style:writing-mode="lr-tb" style:vertical-align="middle" fo:padding-top="0.1277in" fo:padding-left="0.0548in" fo:padding-bottom="0.077in" fo:padding-right="0.0493in"/>
    </style:style>
    <style:style style:name="P25" style:parent-style-name="Normal" style:family="paragraph">
      <style:paragraph-properties fo:margin-bottom="0in" fo:line-height="104%"/>
      <style:text-properties style:font-name-asian="Times New Roman" style:font-name-complex="Arial" style:language-asian="en" style:country-asian="GB"/>
    </style:style>
    <style:style style:name="P26" style:parent-style-name="Normal" style:family="paragraph">
      <style:paragraph-properties fo:margin-bottom="0in" fo:line-height="104%"/>
      <style:text-properties style:font-name-asian="Times New Roman" style:font-name-complex="Arial" style:language-asian="en" style:country-asian="GB"/>
    </style:style>
    <style:style style:name="P27" style:parent-style-name="Normal" style:family="paragraph">
      <style:paragraph-properties fo:margin-bottom="0in" fo:line-height="104%"/>
      <style:text-properties style:font-name-asian="Times New Roman" style:font-name-complex="Arial" style:language-asian="en" style:country-asian="GB"/>
    </style:style>
    <style:style style:name="P28" style:parent-style-name="Normal" style:family="paragraph">
      <style:paragraph-properties fo:margin-bottom="0in" fo:line-height="104%"/>
      <style:text-properties style:font-name-asian="Times New Roman" style:font-name-complex="Arial" style:language-asian="en" style:country-asian="GB"/>
    </style:style>
    <style:style style:name="TableRow29" style:family="table-row">
      <style:table-row-properties style:min-row-height="1.4298in"/>
    </style:style>
    <style:style style:name="TableCell30" style:family="table-cell">
      <style:table-cell-properties fo:border="0.0034in solid #000000" style:writing-mode="lr-tb" style:vertical-align="middle" fo:padding-top="0.1277in" fo:padding-left="0.0548in" fo:padding-bottom="0.077in" fo:padding-right="0.0493in"/>
    </style:style>
    <style:style style:name="P31" style:parent-style-name="Normal" style:family="paragraph">
      <style:paragraph-properties fo:margin-bottom="0in" fo:line-height="104%" fo:margin-left="0.109in">
        <style:tab-stops/>
      </style:paragraph-properties>
      <style:text-properties style:font-name-asian="Times New Roman" style:font-name-complex="Arial" style:language-asian="en" style:country-asian="GB"/>
    </style:style>
    <style:style style:name="TableCell32" style:family="table-cell">
      <style:table-cell-properties fo:border="0.0034in solid #000000" style:writing-mode="lr-tb" style:vertical-align="middle" fo:padding-top="0.1277in" fo:padding-left="0.0548in" fo:padding-bottom="0.077in" fo:padding-right="0.0493in"/>
    </style:style>
    <style:style style:name="P33" style:parent-style-name="Normal" style:family="paragraph">
      <style:paragraph-properties fo:margin-bottom="0in" fo:line-height="104%" fo:margin-left="0.0048in">
        <style:tab-stops/>
      </style:paragraph-properties>
      <style:text-properties style:font-name-asian="Times New Roman" style:font-name-complex="Arial" style:language-asian="en" style:country-asian="GB"/>
    </style:style>
    <style:style style:name="P34" style:parent-style-name="Normal" style:family="paragraph">
      <style:paragraph-properties fo:margin-bottom="0in" fo:line-height="104%" fo:margin-left="0.0048in">
        <style:tab-stops/>
      </style:paragraph-properties>
      <style:text-properties style:font-name-asian="Times New Roman" style:font-name-complex="Arial" style:language-asian="en" style:country-asian="GB"/>
    </style:style>
    <style:style style:name="TableRow35" style:family="table-row">
      <style:table-row-properties style:min-row-height="0.893in"/>
    </style:style>
    <style:style style:name="TableCell36" style:family="table-cell">
      <style:table-cell-properties fo:border="0.0034in solid #000000" style:writing-mode="lr-tb" style:vertical-align="middle" fo:padding-top="0.1277in" fo:padding-left="0.0548in" fo:padding-bottom="0.077in" fo:padding-right="0.0493in"/>
    </style:style>
    <style:style style:name="P37" style:parent-style-name="Normal" style:family="paragraph">
      <style:paragraph-properties fo:text-align="center" fo:margin-bottom="0in" fo:line-height="104%"/>
      <style:text-properties style:font-name-asian="Times New Roman" style:font-name-complex="Arial" style:language-asian="en" style:country-asian="GB"/>
    </style:style>
    <style:style style:name="TableCell38" style:family="table-cell">
      <style:table-cell-properties fo:border="0.0034in solid #000000" style:writing-mode="lr-tb" style:vertical-align="middle" fo:padding-top="0.1277in" fo:padding-left="0.0548in" fo:padding-bottom="0.077in" fo:padding-right="0.0493in"/>
    </style:style>
    <style:style style:name="P39" style:parent-style-name="Normal" style:family="paragraph">
      <style:paragraph-properties fo:margin-bottom="0in" fo:line-height="104%" fo:margin-left="0.1868in">
        <style:tab-stops/>
      </style:paragraph-properties>
      <style:text-properties style:font-name-asian="Times New Roman" style:font-name-complex="Arial" style:language-asian="en" style:country-asian="GB"/>
    </style:style>
    <style:style style:name="P40" style:parent-style-name="Normal" style:family="paragraph">
      <style:paragraph-properties fo:margin-bottom="0in" fo:line-height="104%" fo:margin-left="0.1868in">
        <style:tab-stops/>
      </style:paragraph-properties>
      <style:text-properties style:font-name-asian="Times New Roman" style:font-name-complex="Arial" style:language-asian="en" style:country-asian="GB"/>
    </style:style>
    <style:style style:name="P41" style:parent-style-name="Normal" style:family="paragraph">
      <style:paragraph-properties fo:margin-bottom="0in" fo:line-height="104%" fo:margin-left="0.1868in">
        <style:tab-stops/>
      </style:paragraph-properties>
      <style:text-properties style:font-name-asian="Times New Roman" style:font-name-complex="Arial" style:language-asian="en" style:country-asian="GB"/>
    </style:style>
    <style:style style:name="TableRow42" style:family="table-row">
      <style:table-row-properties style:min-row-height="1.4402in"/>
    </style:style>
    <style:style style:name="TableCell43" style:family="table-cell">
      <style:table-cell-properties fo:border="0.0034in solid #000000" style:writing-mode="lr-tb" fo:padding-top="0.1277in" fo:padding-left="0.0548in" fo:padding-bottom="0.077in" fo:padding-right="0.0493in"/>
    </style:style>
    <style:style style:name="P44" style:parent-style-name="Normal" style:family="paragraph">
      <style:paragraph-properties fo:margin-bottom="0in" fo:line-height="104%" fo:margin-left="0.0729in">
        <style:tab-stops/>
      </style:paragraph-properties>
      <style:text-properties style:font-name-asian="Times New Roman" style:font-name-complex="Arial" style:language-asian="en" style:country-asian="GB"/>
    </style:style>
    <style:style style:name="TableCell45" style:family="table-cell">
      <style:table-cell-properties fo:border="0.0034in solid #000000" style:writing-mode="lr-tb" style:vertical-align="middle" fo:padding-top="0.1277in" fo:padding-left="0.0548in" fo:padding-bottom="0.077in" fo:padding-right="0.0493in"/>
    </style:style>
    <style:style style:name="P46" style:parent-style-name="Normal" style:family="paragraph">
      <style:paragraph-properties fo:margin-bottom="0in" fo:line-height="104%" fo:margin-left="0.0048in" fo:margin-right="0.0027in">
        <style:tab-stops/>
      </style:paragraph-properties>
      <style:text-properties style:font-name-asian="Times New Roman" style:font-name-complex="Arial" style:language-asian="en" style:country-asian="GB"/>
    </style:style>
    <style:style style:name="P47" style:parent-style-name="Normal" style:family="paragraph">
      <style:paragraph-properties fo:margin-bottom="0in" fo:line-height="104%" fo:margin-left="0.0048in" fo:margin-right="0.0027in">
        <style:tab-stops/>
      </style:paragraph-properties>
      <style:text-properties style:font-name-asian="Times New Roman" style:font-name-complex="Arial" style:language-asian="en" style:country-asian="GB"/>
    </style:style>
    <style:style style:name="P48" style:parent-style-name="Normal" style:family="paragraph">
      <style:paragraph-properties fo:margin-bottom="0in" fo:line-height="104%" fo:margin-left="0.0048in" fo:margin-right="0.0027in">
        <style:tab-stops/>
      </style:paragraph-properties>
      <style:text-properties style:font-name-asian="Times New Roman" style:font-name-complex="Arial" style:language-asian="en" style:country-asian="GB"/>
    </style:style>
    <style:style style:name="P49" style:parent-style-name="Normal" style:family="paragraph">
      <style:paragraph-properties fo:margin-bottom="0in" fo:line-height="104%" fo:margin-left="0.0048in" fo:margin-right="0.0027in">
        <style:tab-stops/>
      </style:paragraph-properties>
      <style:text-properties style:font-name-asian="Times New Roman" style:font-name-complex="Arial" style:language-asian="en" style:country-asian="GB"/>
    </style:style>
    <style:style style:name="TableRow50" style:family="table-row">
      <style:table-row-properties style:min-row-height="1.4402in"/>
    </style:style>
    <style:style style:name="TableCell51" style:family="table-cell">
      <style:table-cell-properties fo:border="0.0034in solid #000000" style:writing-mode="lr-tb" fo:padding-top="0.1277in" fo:padding-left="0.0548in" fo:padding-bottom="0.077in" fo:padding-right="0.0493in"/>
    </style:style>
    <style:style style:name="P52" style:parent-style-name="Normal" style:family="paragraph">
      <style:paragraph-properties fo:margin-bottom="0in" fo:line-height="104%" fo:margin-left="0.0729in">
        <style:tab-stops/>
      </style:paragraph-properties>
      <style:text-properties style:font-name-asian="Times New Roman" style:font-name-complex="Arial" style:language-asian="en" style:country-asian="GB"/>
    </style:style>
    <style:style style:name="TableCell53" style:family="table-cell">
      <style:table-cell-properties fo:border="0.0034in solid #000000" style:writing-mode="lr-tb" style:vertical-align="middle" fo:padding-top="0.1277in" fo:padding-left="0.0548in" fo:padding-bottom="0.077in" fo:padding-right="0.0493in"/>
    </style:style>
    <style:style style:name="P54" style:parent-style-name="Normal" style:family="paragraph">
      <style:paragraph-properties fo:margin-bottom="0in" fo:line-height="104%" fo:margin-left="0.0048in" fo:margin-right="0.0027in">
        <style:tab-stops/>
      </style:paragraph-properties>
      <style:text-properties style:font-name-asian="Times New Roman" style:font-name-complex="Arial" style:language-asian="en" style:country-asian="GB"/>
    </style:style>
    <style:style style:name="P55" style:parent-style-name="Normal" style:family="paragraph">
      <style:paragraph-properties fo:margin-bottom="0in" fo:line-height="104%" fo:margin-left="0.0048in" fo:margin-right="0.0027in">
        <style:tab-stops/>
      </style:paragraph-properties>
      <style:text-properties style:font-name-asian="Times New Roman" style:font-name-complex="Arial" style:language-asian="en" style:country-asian="GB"/>
    </style:style>
    <style:style style:name="P56" style:parent-style-name="Normal" style:family="paragraph">
      <style:paragraph-properties fo:margin-bottom="0in" fo:line-height="104%" fo:margin-left="0.0048in" fo:margin-right="0.0027in">
        <style:tab-stops/>
      </style:paragraph-properties>
      <style:text-properties style:font-name-asian="Times New Roman" style:font-name-complex="Arial" style:language-asian="en" style:country-asian="GB"/>
    </style:style>
    <style:style style:name="P57" style:parent-style-name="Normal" style:family="paragraph">
      <style:paragraph-properties fo:margin-bottom="0in" fo:line-height="104%" fo:margin-left="0.0048in" fo:margin-right="0.0027in">
        <style:tab-stops/>
      </style:paragraph-properties>
      <style:text-properties style:font-name-asian="Times New Roman" style:font-name-complex="Arial" style:language-asian="en" style:country-asian="GB"/>
    </style:style>
    <style:style style:name="P58" style:parent-style-name="Normal" style:family="paragraph">
      <style:paragraph-properties fo:break-before="page"/>
    </style:style>
    <style:style style:name="P59" style:parent-style-name="Normal" style:family="paragraph">
      <style:paragraph-properties fo:break-before="page"/>
    </style:style>
    <style:style style:name="P60" style:parent-style-name="Normal" style:family="paragraph">
      <style:paragraph-properties fo:break-before="page"/>
    </style:style>
  </office:automatic-styles>
  <office:body>
    <office:text text:use-soft-page-breaks="true">
      <text:p text:style-name="P1"/>
      <text:h text:style-name="Heading1" text:outline-level="1">Software Development plan</text:h>
      <text:p text:style-name="TOCHeading"/>
      <text:p text:style-name="TOCHeading"/>
      <text:p text:style-name="TOCHeading"/>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text:a xlink:href="#_Toc155389666" office:target-frame-name="_top" xlink:show="replace"><text:span text:style-name="Hyperlink">Introduction</text:span><text:tab/>2</text:a></text:p>
          <text:p text:style-name="P3"><text:a xlink:href="#_Toc155389667" office:target-frame-name="_top" xlink:show="replace"><text:span text:style-name="Hyperlink">Languages</text:span><text:tab/>2</text:a></text:p>
          <text:p text:style-name="P4"><text:a xlink:href="#_Toc155389668" office:target-frame-name="_top" xlink:show="replace"><text:span text:style-name="Hyperlink">Goals</text:span><text:tab/>2</text:a></text:p>
          <text:p text:style-name="P5"><text:a xlink:href="#_Toc155389669" office:target-frame-name="_top" xlink:show="replace"><text:span text:style-name="Hyperlink">Resources</text:span><text:tab/>3</text:a></text:p>
          <text:p text:style-name="P6"><text:a xlink:href="#_Toc155389670" office:target-frame-name="_top" xlink:show="replace"><text:span text:style-name="Hyperlink">Risk</text:span><text:bookmark-start text:name="_Hlt155390029"/><text:bookmark-start text:name="_Hlt155390030"/><text:span text:style-name="Hyperlink">s</text:span><text:bookmark-end text:name="_Hlt155390029"/><text:bookmark-end text:name="_Hlt155390030"/><text:tab/>3</text:a></text:p>
        </text:index-body>
      </text:table-of-content>
      <text:p text:style-name="Normal"/>
      <text:p text:style-name="Normal"><text:bookmark-start text:name="_Toc155389666"/></text:p>
      <text:soft-page-break/>
      <text:h text:style-name="P7" text:outline-level="1">Introduction<text:bookmark-end text:name="_Toc155389666"/></text:h>
      <text:p text:style-name="P8">The software of smart chash OS is a piece of software that is designed to help business by keeping track of different statics of sales and working such as keeping track of sales per item and hours worked of each customer as well as the unique ability of being highly customizable</text:p>
      <text:p text:style-name="P9">While such systems may exsist already for large grocery stores they are ofton highly speclised only for that business and not highly customizable which is what will make our’s unique as it will work for smaller businesses and by tracking user details as well will also help in this goal</text:p>
      <text:p text:style-name="Normal"/>
      <text:h text:style-name="Heading2" text:outline-level="2"><text:bookmark-start text:name="_Toc155389667"/>Languages<text:bookmark-end text:name="_Toc155389667"/></text:h>
      <text:p text:style-name="Normal">I will be using java For the Gui for JavaFX and scene builder My SQL will be used for the database that will store the staff and item sales</text:p>
      <text:p text:style-name="Normal"/>
      <text:h text:style-name="Heading2" text:outline-level="2"><text:bookmark-start text:name="_Toc155389668"/>Goals<text:bookmark-end text:name="_Toc155389668"/></text:h>
      <text:p text:style-name="P10">Below is a list of each version and what features it should include</text:p>
      <table:table table:style-name="Table11">
        <table:table-columns>
          <table:table-column table:style-name="TableColumn12"/>
          <table:table-column table:style-name="TableColumn13"/>
        </table:table-columns>
        <table:table-row table:style-name="TableRow14">
          <table:table-cell table:style-name="TableCell15">
            <text:p text:style-name="P16"><text:span text:style-name="T17">Version</text:span></text:p>
          </table:table-cell>
          <table:table-cell table:style-name="TableCell18">
            <text:p text:style-name="P19"><text:span text:style-name="T20">Goals</text:span></text:p>
          </table:table-cell>
        </table:table-row>
        <table:table-row table:style-name="TableRow21">
          <table:table-cell table:style-name="TableCell22">
            <text:p text:style-name="P23">0.02</text:p>
          </table:table-cell>
          <table:table-cell table:style-name="TableCell24">
            <text:p text:style-name="P25">-Basic proof of concept<text:s/></text:p>
            <text:p text:style-name="P26">- basic login system</text:p>
            <text:p text:style-name="P27">- basic gui</text:p>
            <text:p text:style-name="P28">-basic sales</text:p>
          </table:table-cell>
        </table:table-row>
        <table:table-row table:style-name="TableRow29">
          <table:table-cell table:style-name="TableCell30">
            <text:p text:style-name="P31">0.05</text:p>
          </table:table-cell>
          <table:table-cell table:style-name="TableCell32">
            <text:p text:style-name="P33">-support of a database login system (should only be one login page with different levels of access and each one allows the user different levels of access)</text:p>
            <text:p text:style-name="P34">-addition of hours worked, sales tracked,<text:s/></text:p>
          </table:table-cell>
        </table:table-row>
        <text:soft-page-break/>
        <table:table-row table:style-name="TableRow35">
          <table:table-cell table:style-name="TableCell36">
            <text:p text:style-name="P37">0.1</text:p>
          </table:table-cell>
          <table:table-cell table:style-name="TableCell38">
            <text:p text:style-name="P39">-remake sale system per item not total price</text:p>
            <text:p text:style-name="P40">-add support to create custom item with custom price (should only be supported by higher staff)</text:p>
            <text:p text:style-name="P41">-add way to save custom items<text:s/></text:p>
          </table:table-cell>
        </table:table-row>
        <table:table-row table:style-name="TableRow42">
          <table:table-cell table:style-name="TableCell43">
            <text:p text:style-name="P44">0.2</text:p>
          </table:table-cell>
          <table:table-cell table:style-name="TableCell45">
            <text:p text:style-name="P46">-add support of tracking item sales to employee database<text:s/>??</text:p>
            <text:p text:style-name="P47"/>
            <text:p text:style-name="P48">-add support of tracking item sales and current date on database</text:p>
            <text:p text:style-name="P49"/>
          </table:table-cell>
        </table:table-row>
        <table:table-row table:style-name="TableRow50">
          <table:table-cell table:style-name="TableCell51">
            <text:p text:style-name="P52">0.3</text:p>
          </table:table-cell>
          <table:table-cell table:style-name="TableCell53">
            <text:p text:style-name="P54">-quality of life updates</text:p>
            <text:p text:style-name="P55">-research on new features</text:p>
            <text:p text:style-name="P56">-add item qunity support</text:p>
            <text:p text:style-name="P57">-upgrade code &amp; design</text:p>
          </table:table-cell>
        </table:table-row>
      </table:table>
      <text:p text:style-name="P58"/>
      <text:h text:style-name="Heading1" text:outline-level="1"><text:bookmark-start text:name="_Toc155389669"/>Resources<text:bookmark-end text:name="_Toc155389669"/></text:h>
      <text:p text:style-name="Normal">Mysql can work great for a working database for my needs as it as an api for python I could use that is well documented *(not implemented)</text:p>
      <text:p text:style-name="Normal"/>
      <text:p text:style-name="Normal">JavaFX &amp; scene Builder could be great for development of the GUI (implemented)</text:p>
      <text:p text:style-name="Normal"/>
      <text:p text:style-name="Normal"/>
      <text:p text:style-name="Normal"/>
      <text:p text:style-name="Normal"/>
      <text:p text:style-name="P59"/>
      <text:p text:style-name="P60"/>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游ゴシック Light" svg:font-family="游ゴシック Light" style:font-family-generic="modern" style:font-pitch="variable" svg:panose-1="2 11 3 0 0 0 0 0 0 0"/>
    <style:font-face style:name="Yu Mincho" svg:font-family="Yu Mincho" style:font-family-generic="roman"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TOCHeading" style:display-name="TOC Heading" style:family="paragraph" style:parent-style-name="Heading1" style:next-style-name="Normal" style:default-outline-level="1">
      <style:paragraph-properties fo:margin-top="0.1666in" fo:margin-bottom="0in" fo:line-height="103%"/>
      <style:text-properties style:letter-kerning="false" fo:font-size="16pt" style:font-size-asian="16pt" style:font-size-complex="16pt" style:language-asian="en" style:country-asian="GB"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ewis Perry [lep45]</meta:initial-creator>
    <dc:creator>Lewis Perry [lep45]</dc:creator>
    <meta:creation-date>2024-01-05T23:14:00Z</meta:creation-date>
    <dc:date>2024-09-11T23:57:00Z</dc:date>
    <meta:template xlink:href="Normal" xlink:type="simple"/>
    <meta:editing-cycles>4</meta:editing-cycles>
    <meta:editing-duration>PT4860S</meta:editing-duration>
    <meta:user-defined meta:name="MSIP_Label_f2dfecbd-fc97-4e8a-a9cd-19ed496c406e_Enabled">true</meta:user-defined>
    <meta:user-defined meta:name="MSIP_Label_f2dfecbd-fc97-4e8a-a9cd-19ed496c406e_SetDate">2024-01-05T23:26:50Z</meta:user-defined>
    <meta:user-defined meta:name="MSIP_Label_f2dfecbd-fc97-4e8a-a9cd-19ed496c406e_Method">Standard</meta:user-defined>
    <meta:user-defined meta:name="MSIP_Label_f2dfecbd-fc97-4e8a-a9cd-19ed496c406e_Name">defa4170-0d19-0005-0004-bc88714345d2</meta:user-defined>
    <meta:user-defined meta:name="MSIP_Label_f2dfecbd-fc97-4e8a-a9cd-19ed496c406e_SiteId">d47b090e-3f5a-4ca0-84d0-9f89d269f175</meta:user-defined>
    <meta:user-defined meta:name="MSIP_Label_f2dfecbd-fc97-4e8a-a9cd-19ed496c406e_ActionId">992c04fa-b443-4918-aa51-1f9f4bfa6d0f</meta:user-defined>
    <meta:user-defined meta:name="MSIP_Label_f2dfecbd-fc97-4e8a-a9cd-19ed496c406e_ContentBits">0</meta:user-defined>
    <meta:document-statistic meta:page-count="6" meta:paragraph-count="4" meta:word-count="304" meta:character-count="2036" meta:row-count="14" meta:non-whitespace-character-count="1736"/>
  </office:meta>
</office:document-meta>
</file>